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AC000002AD08AA7114.png"/>
  <manifest:file-entry manifest:media-type="image/png" manifest:full-path="Pictures/10000201000003A30000020A0A21BE7E.png"/>
  <manifest:file-entry manifest:media-type="image/png" manifest:full-path="Pictures/10000201000003AF000002A38C1DC7CD.png"/>
  <manifest:file-entry manifest:media-type="image/png" manifest:full-path="Pictures/10000201000003B50000018AC3166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4654in" svg:height="3.6252in" draw:z-index="0"><draw:image xlink:href="Pictures/10000201000003A30000020A0A21BE7E.png" xlink:type="simple" xlink:show="embed" xlink:actuate="onLoad"/></draw:frame></text:p>
      <text:p text:style-name="Standard"><draw:frame draw:style-name="fr2" draw:name="graphics2" text:anchor-type="paragraph" svg:width="6.5484in" svg:height="4.6874in" draw:z-index="1"><draw:image xlink:href="Pictures/10000201000003AF000002A38C1DC7CD.png" xlink:type="simple" xlink:show="embed" xlink:actuate="onLoad"/></draw:frame></text:p>
      <text:p text:style-name="Standard"/>
      <text:p text:style-name="Standard"><draw:frame draw:style-name="fr3" draw:name="graphics3" text:anchor-type="as-char" svg:width="10.2811in" svg:height="4.1563in" draw:z-index="2"><draw:image xlink:href="https://docs.microsoft.com/en-us/azure/architecture/includes/images/microservices-logical.png" xlink:type="simple" xlink:show="embed" xlink:actuate="onLoad"/></draw:frame> </text:p>
      <text:p text:style-name="Standard"/>
      <text:p text:style-name="Standard"><draw:frame draw:style-name="fr2" draw:name="graphics4" text:anchor-type="paragraph" svg:width="6.5902in" svg:height="2.7362in" draw:z-index="3"><draw:image xlink:href="Pictures/10000201000003B50000018AC31662C6.png" xlink:type="simple" xlink:show="embed" xlink:actuate="onLoad"/></draw:frame></text:p>
      <text:p text:style-name="Standard"><draw:frame draw:style-name="fr2" draw:name="graphics5" text:anchor-type="paragraph" svg:width="6.528in" svg:height="4.7571in" draw:z-index="4"><draw:image xlink:href="Pictures/10000201000003AC000002AD08AA7114.png" xlink:type="simple" xlink:show="embed" xlink:actuate="onLoad"/></draw:frame></text:p>
      <text:p text:style-name="Standard"/>
      <text:p text:style-name="Standard">Big Compute (Azure only and on-premise with Azure for burst capacity)</text:p>
      <text:p text:style-name="Standard"/>
      <text:p text:style-name="Standard"><draw:frame draw:style-name="fr3" draw:name="graphics6" text:anchor-type="as-char" svg:width="3.1457in" svg:height="3.5417in" draw:z-index="5"><draw:image xlink:href="https://docs.microsoft.com/en-us/azure/architecture/guide/architecture-styles/images/big-compute-iaas.png" xlink:type="simple" xlink:show="embed" xlink:actuate="onLoad"/></draw:frame> </text:p>
      <text:p text:style-name="Standard"/>
      <text:p text:style-name="Standard"><draw:frame draw:style-name="fr3" draw:name="graphics7" text:anchor-type="as-char" svg:width="4.9689in" svg:height="2.8854in" draw:z-index="6"><draw:image xlink:href="https://docs.microsoft.com/en-us/azure/architecture/guide/architecture-styles/images/big-compute-hybrid.png" xlink:type="simple" xlink:show="embed" xlink:actuate="onLoad"/></draw:frame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20S</meta:editing-duration>
    <meta:editing-cycles>9</meta:editing-cycles>
    <meta:generator>OpenOffice/4.1.12$Win32 OpenOffice.org_project/4112m1$Build-9809</meta:generator>
    <dc:date>2022-07-11T20:25:34.51</dc:date>
    <dc:creator>Venky J</dc:creator>
    <meta:document-statistic meta:table-count="0" meta:image-count="7" meta:object-count="0" meta:page-count="1" meta:paragraph-count="4" meta:word-count="11" meta:character-count="75"/>
    <meta:user-defined meta:name="Info 1"/>
    <meta:user-defined meta:name="Info 2"/>
    <meta:user-defined meta:name="Info 3"/>
    <meta:user-defined meta:name="Info 4"/>
  </office:meta>
</office:document-meta>
</file>